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8pt" fo:font-weight="bold" officeooo:rsid="0001da41" officeooo:paragraph-rsid="0001da41" style:font-size-asian="15.75pt" style:font-weight-asian="bold" style:font-size-complex="18pt" style:font-weight-complex="bold"/>
    </style:style>
    <style:style style:name="P2" style:family="paragraph" style:parent-style-name="Standard">
      <style:paragraph-properties>
        <style:tab-stops>
          <style:tab-stop style:position="1.4898in"/>
          <style:tab-stop style:position="1.5in"/>
        </style:tab-stops>
      </style:paragraph-properties>
      <style:text-properties fo:font-size="10pt" fo:font-weight="bold" officeooo:rsid="0001da41" officeooo:paragraph-rsid="0001da41" style:font-size-asian="8.75pt" style:font-weight-asian="bold" style:font-size-complex="10pt" style:font-weight-complex="bold"/>
    </style:style>
    <style:style style:name="P3" style:family="paragraph" style:parent-style-name="Standard">
      <style:paragraph-properties>
        <style:tab-stops>
          <style:tab-stop style:position="1.4898in"/>
          <style:tab-stop style:position="1.5in"/>
        </style:tab-stops>
      </style:paragraph-properties>
      <style:text-properties fo:font-size="11pt" fo:font-weight="bold" officeooo:rsid="0001da41" officeooo:paragraph-rsid="0001da41" style:font-size-asian="11pt" style:font-weight-asian="bold" style:font-size-complex="11pt" style:font-weight-complex="bold"/>
    </style:style>
    <style:style style:name="P4" style:family="paragraph" style:parent-style-name="Standard">
      <style:paragraph-properties>
        <style:tab-stops>
          <style:tab-stop style:position="1.4898in"/>
          <style:tab-stop style:position="1.5in"/>
        </style:tab-stops>
      </style:paragraph-properties>
      <style:text-properties fo:font-size="11pt" fo:font-weight="bold" officeooo:rsid="0002b1ae" officeooo:paragraph-rsid="0002b1ae" style:font-size-asian="11pt" style:font-weight-asian="bold" style:font-size-complex="11pt" style:font-weight-complex="bold"/>
    </style:style>
    <style:style style:name="P5" style:family="paragraph" style:parent-style-name="Standard">
      <style:paragraph-properties>
        <style:tab-stops>
          <style:tab-stop style:position="1.4898in"/>
          <style:tab-stop style:position="1.5in"/>
        </style:tab-stops>
      </style:paragraph-properties>
      <style:text-properties fo:font-size="11pt" fo:font-weight="normal" officeooo:rsid="0001da41" officeooo:paragraph-rsid="0001da41" style:font-size-asian="11pt" style:font-weight-asian="normal" style:font-size-complex="11pt" style:font-weight-complex="normal"/>
    </style:style>
    <style:style style:name="P6" style:family="paragraph" style:parent-style-name="Standard">
      <style:paragraph-properties>
        <style:tab-stops>
          <style:tab-stop style:position="1.4898in"/>
          <style:tab-stop style:position="1.5in"/>
        </style:tab-stops>
      </style:paragraph-properties>
      <style:text-properties fo:font-size="11pt" fo:font-style="normal" fo:font-weight="normal" officeooo:rsid="0001da41" officeooo:paragraph-rsid="0001da41" style:font-size-asian="11pt" style:font-style-asian="normal" style:font-weight-asian="normal" style:font-size-complex="11pt" style:font-style-complex="normal" style:font-weight-complex="normal"/>
    </style:style>
    <style:style style:name="P7" style:family="paragraph" style:parent-style-name="Standard">
      <style:paragraph-properties>
        <style:tab-stops>
          <style:tab-stop style:position="1.4898in"/>
          <style:tab-stop style:position="1.5in"/>
        </style:tab-stops>
      </style:paragraph-properties>
      <style:text-properties fo:font-size="11pt" fo:font-style="normal" fo:font-weight="normal" officeooo:rsid="0002b1ae" officeooo:paragraph-rsid="0002b1ae" style:font-size-asian="11pt" style:font-style-asian="normal" style:font-weight-asian="normal" style:font-size-complex="11pt" style:font-style-complex="normal" style:font-weight-complex="normal"/>
    </style:style>
    <style:style style:name="P8" style:family="paragraph" style:parent-style-name="Standard">
      <style:paragraph-properties fo:text-align="center" style:justify-single-word="false">
        <style:tab-stops>
          <style:tab-stop style:position="1.4898in"/>
          <style:tab-stop style:position="1.5in"/>
        </style:tab-stops>
      </style:paragraph-properties>
      <style:text-properties fo:font-size="11pt" fo:font-style="normal" fo:font-weight="normal" officeooo:rsid="00043300" officeooo:paragraph-rsid="00043300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style="normal" fo:font-weight="normal" officeooo:rsid="00043300" style:font-style-asian="normal" style:font-weight-asian="normal" style:font-style-complex="normal" style:font-weight-complex="normal"/>
    </style:style>
    <style:style style:name="T4" style:family="text">
      <style:text-properties fo:font-style="normal" fo:font-weight="normal" officeooo:rsid="0007fb0a" style:font-style-asian="normal" style:font-weight-asian="normal" style:font-style-complex="normal" style:font-weight-complex="normal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043300" style:font-weight-asian="normal" style:font-weight-complex="normal"/>
    </style:style>
    <style:style style:name="T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8" style:family="text">
      <style:text-properties fo:font-size="11pt" style:font-size-asian="11pt" style:font-size-complex="11pt"/>
    </style:style>
    <style:style style:name="T9" style:family="text">
      <style:text-properties fo:font-size="11pt" fo:font-weight="normal" style:font-size-asian="11pt" style:font-weight-asian="normal" style:font-size-complex="11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8">Contact Information: <text:tab/></text:span><text:a xlink:type="simple" xlink:href="mailto:jlai5@stevens.edu" text:style-name="Internet_20_link" text:visited-style-name="Visited_20_Internet_20_Link"><text:span text:style-name="T9">jlai5@stevens.edu</text:span></text:a></text:p>
      <text:p text:style-name="P5"><text:tab/>862-296-6223</text:p>
      <text:p text:style-name="P5"/>
      <text:p text:style-name="P3">Objective:<text:tab/><text:span text:style-name="T5">A curious student who wishes to learn more about </text:span><text:span text:style-name="T6">software developing. </text:span><text:span text:style-name="T5">Seeking to gain <text:tab/>more </text:span><text:span text:style-name="T6">work </text:span><text:span text:style-name="T5">experience with the cooperative education program.</text:span></text:p>
      <text:p text:style-name="P5"/>
      <text:p text:style-name="P3">Education:<text:tab/><text:span text:style-name="T7">Stevens Institute of Technology</text:span></text:p>
      <text:p text:style-name="P3"><text:span text:style-name="T7"><text:tab/></text:span><text:span text:style-name="T2">B.S. Computer Science</text:span></text:p>
      <text:p text:style-name="P6"><text:tab/>Expected May 2025</text:p>
      <text:p text:style-name="P3"><text:span text:style-name="T2"><text:tab/></text:span><text:span text:style-name="T1">GPA</text:span><text:span text:style-name="T2">: 3.85 / 4.00</text:span></text:p>
      <text:p text:style-name="P6"/>
      <text:p text:style-name="P3"><text:span text:style-name="T2"><text:tab/></text:span><text:span text:style-name="T7">Parsippany Hills High School</text:span></text:p>
      <text:p text:style-name="P3"><text:span text:style-name="T7"><text:tab/></text:span><text:span text:style-name="T2">June 2020</text:span></text:p>
      <text:p text:style-name="P6"><text:tab/>GPA: 4.37 / 5.00</text:p>
      <text:p text:style-name="P6"/>
      <text:p text:style-name="P3"><text:span text:style-name="T1">Relevant Coursework:<text:tab/></text:span><text:span text:style-name="T2">Data Structures</text:span></text:p>
      <text:p text:style-name="P6"><text:tab/>Discrete Structures</text:p>
      <text:p text:style-name="P6"><text:tab/>Introduction to Computer Science</text:p>
      <text:p text:style-name="P6"><text:tab/>Research and Entrepreneurship in Computing</text:p>
      <text:p text:style-name="P6"><text:tab/>Computer Programming C and App Development</text:p>
      <text:p text:style-name="P6"><text:tab/>Intro to Coding (summer course)</text:p>
      <text:p text:style-name="P6"/>
      <text:p text:style-name="P3"><text:span text:style-name="T1">Skills:<text:tab/></text:span><text:span text:style-name="T2">Python, Java, C, C++</text:span></text:p>
      <text:p text:style-name="P6"/>
      <text:p text:style-name="P3"><text:span text:style-name="T1">Experience:<text:tab/></text:span><text:span text:style-name="T7">Tutor</text:span></text:p>
      <text:p text:style-name="P3"><text:span text:style-name="T7"><text:tab/></text:span><text:span text:style-name="T2">- </text:span><text:span text:style-name="T3">taught</text:span><text:span text:style-name="T2"> a student </text:span><text:span text:style-name="T3">how to perform</text:span><text:span text:style-name="T2"> binary/decimal conversion</text:span></text:p>
      <text:p text:style-name="P5"><text:s/></text:p>
      <text:p text:style-name="P3">Projects:<text:tab/><text:span text:style-name="T7">Pig Game</text:span></text:p>
      <text:p text:style-name="P3"><text:span text:style-name="T7"><text:tab/></text:span><text:span text:style-name="T2">- final project for the course, Introduction to Computer Science, that focused heavily on <text:tab/></text:span><text:span text:style-name="T7">unit-testing </text:span><text:span text:style-name="T2">and </text:span><text:span text:style-name="T7">object oriented programming</text:span></text:p>
      <text:p text:style-name="P3"><text:tab/></text:p>
      <text:p text:style-name="P3"><text:tab/><text:span text:style-name="T7">Bob-it Game</text:span></text:p>
      <text:p text:style-name="P3"><text:span text:style-name="T7"><text:tab/></text:span><text:span text:style-name="T2">- group project for the summer course, Intro to Coding. My group created a Bob-it app <text:tab/>using the </text:span><text:span text:style-name="T7">MIT App Inventor </text:span><text:span text:style-name="T2">software </text:span><text:span text:style-name="T4">and gave a presentation on the app.</text:span></text:p>
      <text:p text:style-name="P6"><text:tab/></text:p>
      <text:p text:style-name="P4"><text:span text:style-name="T1">Activities:<text:tab/></text:span><text:span text:style-name="T2">Parsippany Hills High School</text:span></text:p>
      <text:p text:style-name="P4"><text:span text:style-name="T2"><text:tab/><text:tab/><text:tab/></text:span><text:span text:style-name="T7">President</text:span><text:span text:style-name="T2"> of the Asian American Club</text:span></text:p>
      <text:p text:style-name="P7"><text:tab/><text:tab/><text:tab/>A clarinetist and trombonist for the marching band</text:p>
      <text:p text:style-name="P7"><text:tab/><text:tab/><text:tab/>A member of the tennis team</text:p>
      <text:p text:style-name="P7"/>
      <text:p text:style-name="P4"><text:span text:style-name="T1">Achievements:<text:tab/></text:span><text:span text:style-name="T2">Stevens Institute of Technology</text:span></text:p>
      <text:p text:style-name="P7"><text:tab/><text:tab/><text:tab/>Awarded the Edwin A. Stevens Scholarship, given to students who hold an <text:tab/><text:tab/><text:tab/><text:tab/>excellent record in high school</text:p>
      <text:p text:style-name="P7"><text:tab/>Parsippany Hills High School Marching Band</text:p>
      <text:p text:style-name="P7"><text:tab/><text:tab/><text:tab/>Winner of the Tournament of Band regional competition twice, 2016 and 2018</text:p>
      <text:p text:style-name="P7"/>
      <text:p text:style-name="P8">U.S. Citizen</text:p>
      <text:p text:style-name="P8">Available to Work: May 2021 – August 2021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size="18pt" fo:font-weight="bold" officeooo:rsid="0001da41" officeooo:paragraph-rsid="0001da41" style:font-size-asian="15.75pt" style:font-weight-asian="bold" style:font-size-complex="18pt" style:font-weight-complex="bol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Justin Lai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04T18:14:18.379000000</meta:creation-date>
    <meta:generator>Neat_Office/6.2.8.2$Windows_x86 LibreOffice_project/</meta:generator>
    <dc:date>2021-02-04T21:29:28.899000000</dc:date>
    <meta:editing-duration>PT14M39S</meta:editing-duration>
    <meta:editing-cycles>3</meta:editing-cycles>
    <meta:document-statistic meta:table-count="0" meta:image-count="0" meta:object-count="0" meta:page-count="1" meta:paragraph-count="37" meta:word-count="223" meta:character-count="1505" meta:non-whitespace-character-count="1272"/>
  </office:meta>
</office:document-meta>
</file>